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0.11pt"/>
    </style:style>
    <style:style style:name="co3" style:family="table-column">
      <style:table-column-properties fo:break-before="auto" style:column-width="92.44pt"/>
    </style:style>
    <style:style style:name="co4" style:family="table-column">
      <style:table-column-properties fo:break-before="auto" style:column-width="108.3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fib(n) (def)</text:p>
          </table:table-cell>
          <table:table-cell table:style-name="ce1" office:value-type="string" calcext:value-type="string">
            <text:p>fib(n+1) / fib(n)</text:p>
          </table:table-cell>
          <table:table-cell table:style-name="ce1" office:value-type="string" calcext:value-type="string">
            <text:p>formula 1</text:p>
          </table:table-cell>
          <table:table-cell table:style-name="ce1" office:value-type="string" calcext:value-type="string">
            <text:p>round(form1)</text:p>
          </table:table-cell>
          <table:table-cell table:style-name="ce1" office:value-type="string" calcext:value-type="string">
            <text:p>formula 2</text:p>
          </table:table-cell>
          <table:table-cell table:style-name="ce1" office:value-type="string" calcext:value-type="string">
            <text:p>formula 3</text:p>
          </table:table-cell>
          <table:table-cell table:style-name="ce1" office:value-type="string" calcext:value-type="string">
            <text:p>diff 1</text:p>
          </table:table-cell>
          <table:table-cell/>
          <table:table-cell table:style-name="ce1" office:value-type="string" calcext:value-type="string">
            <text:p>phi</text:p>
          </table:table-cell>
          <table:table-cell table:formula="of:=(1+[.K3])/2" office:value-type="float" office:value="1.6180339887499" calcext:value-type="float">
            <text:p>1.6180339887499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[.B3]/[.B2]" office:value-type="string" office:string-value="" calcext:value-type="error">
            <text:p>#DIV/0!</text:p>
          </table:table-cell>
          <table:table-cell table:formula="of:=([.$K$1]^[.A2])/[.$K$3]" office:value-type="float" office:value="0.447213595499958" calcext:value-type="float">
            <text:p>0.447213595499958</text:p>
          </table:table-cell>
          <table:table-cell table:formula="of:=ROUND([.D2];0)" office:value-type="float" office:value="0" calcext:value-type="float">
            <text:p>0</text:p>
          </table:table-cell>
          <table:table-cell table:formula="of:=([.$K$1]^[.A2]-[.$K$2]^[.A2])/[.$K$3]" office:value-type="float" office:value="0" calcext:value-type="float">
            <text:p>0</text:p>
          </table:table-cell>
          <table:table-cell table:formula="of:=(-([.$K$2]^[.A2]))/[.$K$3]" office:value-type="float" office:value="-0.447213595499958" calcext:value-type="float">
            <text:p>-0.447213595499958</text:p>
          </table:table-cell>
          <table:table-cell table:formula="of:=[.B2]-[.E2]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psi</text:p>
          </table:table-cell>
          <table:table-cell table:formula="of:=(1-[.K3])/2" office:value-type="float" office:value="-0.618033988749895" calcext:value-type="float">
            <text:p>-0.618033988749895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B4]/[.B3]" office:value-type="float" office:value="1" calcext:value-type="float">
            <text:p>1</text:p>
          </table:table-cell>
          <table:table-cell table:formula="of:=([.$K$1]^[.A3])/[.$K$3]" office:value-type="float" office:value="0.723606797749979" calcext:value-type="float">
            <text:p>0.723606797749979</text:p>
          </table:table-cell>
          <table:table-cell table:formula="of:=ROUND([.D3];0)" office:value-type="float" office:value="1" calcext:value-type="float">
            <text:p>1</text:p>
          </table:table-cell>
          <table:table-cell table:formula="of:=([.$K$1]^[.A3]-[.$K$2]^[.A3])/[.$K$3]" office:value-type="float" office:value="1" calcext:value-type="float">
            <text:p>1</text:p>
          </table:table-cell>
          <table:table-cell table:formula="of:=(-([.$K$2]^[.A3]))/[.$K$3]" office:value-type="float" office:value="0.276393202250021" calcext:value-type="float">
            <text:p>0.276393202250021</text:p>
          </table:table-cell>
          <table:table-cell table:formula="of:=[.B3]-[.E3]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sqrt(5)</text:p>
          </table:table-cell>
          <table:table-cell table:formula="of:=SQRT(5)" office:value-type="float" office:value="2.23606797749979" calcext:value-type="float">
            <text:p>2.23606797749979</text:p>
          </table:table-cell>
          <table:table-cell/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table-cell table:formula="of:=[.B2]+[.B3]" office:value-type="float" office:value="1" calcext:value-type="float">
            <text:p>1</text:p>
          </table:table-cell>
          <table:table-cell table:formula="of:=[.B5]/[.B4]" office:value-type="float" office:value="2" calcext:value-type="float">
            <text:p>2</text:p>
          </table:table-cell>
          <table:table-cell table:formula="of:=([.$K$1]^[.A4])/[.$K$3]" office:value-type="float" office:value="1.17082039324994" calcext:value-type="float">
            <text:p>1.17082039324994</text:p>
          </table:table-cell>
          <table:table-cell table:formula="of:=ROUND([.D4];0)" office:value-type="float" office:value="1" calcext:value-type="float">
            <text:p>1</text:p>
          </table:table-cell>
          <table:table-cell table:formula="of:=([.$K$1]^[.A4]-[.$K$2]^[.A4])/[.$K$3]" office:value-type="float" office:value="1" calcext:value-type="float">
            <text:p>1</text:p>
          </table:table-cell>
          <table:table-cell table:formula="of:=(-([.$K$2]^[.A4]))/[.$K$3]" office:value-type="float" office:value="-0.170820393249937" calcext:value-type="float">
            <text:p>-0.170820393249937</text:p>
          </table:table-cell>
          <table:table-cell table:formula="of:=[.B4]-[.E4]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phi^2</text:p>
          </table:table-cell>
          <table:table-cell table:formula="of:=[.K1]^2" office:value-type="float" office:value="2.61803398874989" calcext:value-type="float">
            <text:p>2.61803398874989</text:p>
          </table:table-cell>
          <table:table-cell/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table-cell table:formula="of:=[.B3]+[.B4]" office:value-type="float" office:value="2" calcext:value-type="float">
            <text:p>2</text:p>
          </table:table-cell>
          <table:table-cell table:formula="of:=[.B6]/[.B5]" office:value-type="float" office:value="1.5" calcext:value-type="float">
            <text:p>1.5</text:p>
          </table:table-cell>
          <table:table-cell table:formula="of:=([.$K$1]^[.A5])/[.$K$3]" office:value-type="float" office:value="1.89442719099992" calcext:value-type="float">
            <text:p>1.89442719099992</text:p>
          </table:table-cell>
          <table:table-cell table:formula="of:=ROUND([.D5];0)" office:value-type="float" office:value="2" calcext:value-type="float">
            <text:p>2</text:p>
          </table:table-cell>
          <table:table-cell table:formula="of:=([.$K$1]^[.A5]-[.$K$2]^[.A5])/[.$K$3]" office:value-type="float" office:value="2" calcext:value-type="float">
            <text:p>2</text:p>
          </table:table-cell>
          <table:table-cell table:formula="of:=(-([.$K$2]^[.A5]))/[.$K$3]" office:value-type="float" office:value="0.105572809000084" calcext:value-type="float">
            <text:p>0.105572809000084</text:p>
          </table:table-cell>
          <table:table-cell table:formula="of:=[.B5]-[.E5]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phI+1</text:p>
          </table:table-cell>
          <table:table-cell table:formula="of:=[.K1]+1" office:value-type="float" office:value="2.61803398874989" calcext:value-type="float">
            <text:p>2.61803398874989</text:p>
          </table:table-cell>
          <table:table-cell/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table-cell table:formula="of:=[.B4]+[.B5]" office:value-type="float" office:value="3" calcext:value-type="float">
            <text:p>3</text:p>
          </table:table-cell>
          <table:table-cell table:formula="of:=[.B7]/[.B6]" office:value-type="float" office:value="1.66666666666667" calcext:value-type="float">
            <text:p>1.66666666666667</text:p>
          </table:table-cell>
          <table:table-cell table:formula="of:=([.$K$1]^[.A6])/[.$K$3]" office:value-type="float" office:value="3.06524758424985" calcext:value-type="float">
            <text:p>3.06524758424985</text:p>
          </table:table-cell>
          <table:table-cell table:formula="of:=ROUND([.D6];0)" office:value-type="float" office:value="3" calcext:value-type="float">
            <text:p>3</text:p>
          </table:table-cell>
          <table:table-cell table:formula="of:=([.$K$1]^[.A6]-[.$K$2]^[.A6])/[.$K$3]" office:value-type="float" office:value="3" calcext:value-type="float">
            <text:p>3</text:p>
          </table:table-cell>
          <table:table-cell table:formula="of:=(-([.$K$2]^[.A6]))/[.$K$3]" office:value-type="float" office:value="-0.0652475842498528" calcext:value-type="float">
            <text:p>-0.065247584249853</text:p>
          </table:table-cell>
          <table:table-cell table:formula="of:=[.B6]-[.E6]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formula 1</text:p>
          </table:table-cell>
          <table:table-cell office:value-type="string" calcext:value-type="string">
            <text:p>phi^n / sqrt(5)</text:p>
          </table:table-cell>
          <table:table-cell/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table-cell table:formula="of:=[.B5]+[.B6]" office:value-type="float" office:value="5" calcext:value-type="float">
            <text:p>5</text:p>
          </table:table-cell>
          <table:table-cell table:formula="of:=[.B8]/[.B7]" office:value-type="float" office:value="1.6" calcext:value-type="float">
            <text:p>1.6</text:p>
          </table:table-cell>
          <table:table-cell table:formula="of:=([.$K$1]^[.A7])/[.$K$3]" office:value-type="float" office:value="4.95967477524977" calcext:value-type="float">
            <text:p>4.95967477524977</text:p>
          </table:table-cell>
          <table:table-cell table:formula="of:=ROUND([.D7];0)" office:value-type="float" office:value="5" calcext:value-type="float">
            <text:p>5</text:p>
          </table:table-cell>
          <table:table-cell table:formula="of:=([.$K$1]^[.A7]-[.$K$2]^[.A7])/[.$K$3]" office:value-type="float" office:value="5" calcext:value-type="float">
            <text:p>5</text:p>
          </table:table-cell>
          <table:table-cell table:formula="of:=(-([.$K$2]^[.A7]))/[.$K$3]" office:value-type="float" office:value="0.0403252247502314" calcext:value-type="float">
            <text:p>0.040325224750231</text:p>
          </table:table-cell>
          <table:table-cell table:formula="of:=[.B7]-[.E7]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formula 2</text:p>
          </table:table-cell>
          <table:table-cell office:value-type="string" calcext:value-type="string">
            <text:p>(phi^n - psi^n) / sqrt(5)</text:p>
          </table:table-cell>
          <table:table-cell office:value-type="string" calcext:value-type="string">
            <text:p>another way to round to nearest integer.</text:p>
          </table:table-cell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table-cell table:formula="of:=[.B6]+[.B7]" office:value-type="float" office:value="8" calcext:value-type="float">
            <text:p>8</text:p>
          </table:table-cell>
          <table:table-cell table:formula="of:=[.B9]/[.B8]" office:value-type="float" office:value="1.625" calcext:value-type="float">
            <text:p>1.625</text:p>
          </table:table-cell>
          <table:table-cell table:formula="of:=([.$K$1]^[.A8])/[.$K$3]" office:value-type="float" office:value="8.02492235949962" calcext:value-type="float">
            <text:p>8.02492235949962</text:p>
          </table:table-cell>
          <table:table-cell table:formula="of:=ROUND([.D8];0)" office:value-type="float" office:value="8" calcext:value-type="float">
            <text:p>8</text:p>
          </table:table-cell>
          <table:table-cell table:formula="of:=([.$K$1]^[.A8]-[.$K$2]^[.A8])/[.$K$3]" office:value-type="float" office:value="8" calcext:value-type="float">
            <text:p>8</text:p>
          </table:table-cell>
          <table:table-cell table:formula="of:=(-([.$K$2]^[.A8]))/[.$K$3]" office:value-type="float" office:value="-0.0249223594996215" calcext:value-type="float">
            <text:p>-0.024922359499622</text:p>
          </table:table-cell>
          <table:table-cell table:formula="of:=[.B8]-[.E8]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formula 3</text:p>
          </table:table-cell>
          <table:table-cell office:value-type="string" calcext:value-type="string">
            <text:p>'-(psi^n) / SQRT(5)</text:p>
          </table:table-cell>
          <table:table-cell/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table-cell table:formula="of:=[.B7]+[.B8]" office:value-type="float" office:value="13" calcext:value-type="float">
            <text:p>13</text:p>
          </table:table-cell>
          <table:table-cell table:formula="of:=[.B10]/[.B9]" office:value-type="float" office:value="1.61538461538462" calcext:value-type="float">
            <text:p>1.61538461538462</text:p>
          </table:table-cell>
          <table:table-cell table:formula="of:=([.$K$1]^[.A9])/[.$K$3]" office:value-type="float" office:value="12.9845971347494" calcext:value-type="float">
            <text:p>12.9845971347494</text:p>
          </table:table-cell>
          <table:table-cell table:formula="of:=ROUND([.D9];0)" office:value-type="float" office:value="13" calcext:value-type="float">
            <text:p>13</text:p>
          </table:table-cell>
          <table:table-cell table:formula="of:=([.$K$1]^[.A9]-[.$K$2]^[.A9])/[.$K$3]" office:value-type="float" office:value="13" calcext:value-type="float">
            <text:p>13</text:p>
          </table:table-cell>
          <table:table-cell table:formula="of:=(-([.$K$2]^[.A9]))/[.$K$3]" office:value-type="float" office:value="0.0154028652506099" calcext:value-type="float">
            <text:p>0.01540286525061</text:p>
          </table:table-cell>
          <table:table-cell table:formula="of:=[.B9]-[.E9]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diff 1</text:p>
          </table:table-cell>
          <table:table-cell office:value-type="string" calcext:value-type="string">
            <text:p>fib(n) - round(formula 1)</text:p>
          </table:table-cell>
          <table:table-cell/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table:formula="of:=[.B8]+[.B9]" office:value-type="float" office:value="21" calcext:value-type="float">
            <text:p>21</text:p>
          </table:table-cell>
          <table:table-cell table:formula="of:=[.B11]/[.B10]" office:value-type="float" office:value="1.61904761904762" calcext:value-type="float">
            <text:p>1.61904761904762</text:p>
          </table:table-cell>
          <table:table-cell table:formula="of:=([.$K$1]^[.A10])/[.$K$3]" office:value-type="float" office:value="21.009519494249" calcext:value-type="float">
            <text:p>21.009519494249</text:p>
          </table:table-cell>
          <table:table-cell table:formula="of:=ROUND([.D10];0)" office:value-type="float" office:value="21" calcext:value-type="float">
            <text:p>21</text:p>
          </table:table-cell>
          <table:table-cell table:formula="of:=([.$K$1]^[.A10]-[.$K$2]^[.A10])/[.$K$3]" office:value-type="float" office:value="21" calcext:value-type="float">
            <text:p>21</text:p>
          </table:table-cell>
          <table:table-cell table:formula="of:=(-([.$K$2]^[.A10]))/[.$K$3]" office:value-type="float" office:value="-0.00951949424901158" calcext:value-type="float">
            <text:p>-0.009519494249012</text:p>
          </table:table-cell>
          <table:table-cell table:formula="of:=[.B10]-[.E10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table-cell table:formula="of:=[.B9]+[.B10]" office:value-type="float" office:value="34" calcext:value-type="float">
            <text:p>34</text:p>
          </table:table-cell>
          <table:table-cell table:formula="of:=[.B12]/[.B11]" office:value-type="float" office:value="1.61764705882353" calcext:value-type="float">
            <text:p>1.61764705882353</text:p>
          </table:table-cell>
          <table:table-cell table:formula="of:=([.$K$1]^[.A11])/[.$K$3]" office:value-type="float" office:value="33.9941166289984" calcext:value-type="float">
            <text:p>33.9941166289984</text:p>
          </table:table-cell>
          <table:table-cell table:formula="of:=ROUND([.D11];0)" office:value-type="float" office:value="34" calcext:value-type="float">
            <text:p>34</text:p>
          </table:table-cell>
          <table:table-cell table:formula="of:=([.$K$1]^[.A11]-[.$K$2]^[.A11])/[.$K$3]" office:value-type="float" office:value="34" calcext:value-type="float">
            <text:p>34</text:p>
          </table:table-cell>
          <table:table-cell table:formula="of:=(-([.$K$2]^[.A11]))/[.$K$3]" office:value-type="float" office:value="0.00588337100159831" calcext:value-type="float">
            <text:p>0.005883371001598</text:p>
          </table:table-cell>
          <table:table-cell table:formula="of:=[.B11]-[.E11]" office:value-type="float" office:value="0" calcext:value-type="float">
            <text:p>0</text:p>
          </table:table-cell>
          <table:table-cell/>
          <table:table-cell office:value-type="string" calcext:value-type="string">
            <text:p>[2016-11-22 21:39] proven for n &lt;= 40, see table.</text:p>
          </table:table-cell>
          <table:table-cell table:number-columns-repeated="2"/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table:formula="of:=[.B10]+[.B11]" office:value-type="float" office:value="55" calcext:value-type="float">
            <text:p>55</text:p>
          </table:table-cell>
          <table:table-cell table:formula="of:=[.B13]/[.B12]" office:value-type="float" office:value="1.61818181818182" calcext:value-type="float">
            <text:p>1.61818181818182</text:p>
          </table:table-cell>
          <table:table-cell table:formula="of:=([.$K$1]^[.A12])/[.$K$3]" office:value-type="float" office:value="55.0036361232474" calcext:value-type="float">
            <text:p>55.0036361232474</text:p>
          </table:table-cell>
          <table:table-cell table:formula="of:=ROUND([.D12];0)" office:value-type="float" office:value="55" calcext:value-type="float">
            <text:p>55</text:p>
          </table:table-cell>
          <table:table-cell table:formula="of:=([.$K$1]^[.A12]-[.$K$2]^[.A12])/[.$K$3]" office:value-type="float" office:value="55" calcext:value-type="float">
            <text:p>55</text:p>
          </table:table-cell>
          <table:table-cell table:formula="of:=(-([.$K$2]^[.A12]))/[.$K$3]" office:value-type="float" office:value="-0.00363612324741327" calcext:value-type="float">
            <text:p>-0.003636123247413</text:p>
          </table:table-cell>
          <table:table-cell table:formula="of:=[.B12]-[.E12]" office:value-type="float" office:value="0" calcext:value-type="float">
            <text:p>0</text:p>
          </table:table-cell>
          <table:table-cell/>
          <table:table-cell office:value-type="string" calcext:value-type="string">
            <text:p>[2016-11-22 21:46] abs(psi^n) is always smaller than 0.5 (prove for first few items, then always multiply by number smaller than 1)</text:p>
          </table:table-cell>
          <table:table-cell table:number-columns-repeated="2"/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table-cell table:formula="of:=[.B11]+[.B12]" office:value-type="float" office:value="89" calcext:value-type="float">
            <text:p>89</text:p>
          </table:table-cell>
          <table:table-cell table:formula="of:=[.B14]/[.B13]" office:value-type="float" office:value="1.61797752808989" calcext:value-type="float">
            <text:p>1.61797752808989</text:p>
          </table:table-cell>
          <table:table-cell table:formula="of:=([.$K$1]^[.A13])/[.$K$3]" office:value-type="float" office:value="88.9977527522458" calcext:value-type="float">
            <text:p>88.9977527522458</text:p>
          </table:table-cell>
          <table:table-cell table:formula="of:=ROUND([.D13];0)" office:value-type="float" office:value="89" calcext:value-type="float">
            <text:p>89</text:p>
          </table:table-cell>
          <table:table-cell table:formula="of:=([.$K$1]^[.A13]-[.$K$2]^[.A13])/[.$K$3]" office:value-type="float" office:value="89" calcext:value-type="float">
            <text:p>89</text:p>
          </table:table-cell>
          <table:table-cell table:formula="of:=(-([.$K$2]^[.A13]))/[.$K$3]" office:value-type="float" office:value="0.00224724775418504" calcext:value-type="float">
            <text:p>0.002247247754185</text:p>
          </table:table-cell>
          <table:table-cell table:formula="of:=[.B13]-[.E13]" office:value-type="float" office:value="0" calcext:value-type="float">
            <text:p>0</text:p>
          </table:table-cell>
          <table:table-cell/>
          <table:table-cell office:value-type="string" calcext:value-type="string">
            <text:p>[2016-11-25 11:07] eergisteren toch gelukt, door beide formules uit te schrijven en van elkaar af te trekken, komt dan 0 uit doordat phi^2 = phi + 1</text:p>
          </table:table-cell>
          <table:table-cell table:number-columns-repeated="2"/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table-cell table:formula="of:=[.B12]+[.B13]" office:value-type="float" office:value="144" calcext:value-type="float">
            <text:p>144</text:p>
          </table:table-cell>
          <table:table-cell table:formula="of:=[.B15]/[.B14]" office:value-type="float" office:value="1.61805555555556" calcext:value-type="float">
            <text:p>1.61805555555556</text:p>
          </table:table-cell>
          <table:table-cell table:formula="of:=([.$K$1]^[.A14])/[.$K$3]" office:value-type="float" office:value="144.001388875493" calcext:value-type="float">
            <text:p>144.001388875493</text:p>
          </table:table-cell>
          <table:table-cell table:formula="of:=ROUND([.D14];0)" office:value-type="float" office:value="144" calcext:value-type="float">
            <text:p>144</text:p>
          </table:table-cell>
          <table:table-cell table:formula="of:=([.$K$1]^[.A14]-[.$K$2]^[.A14])/[.$K$3]" office:value-type="float" office:value="144" calcext:value-type="float">
            <text:p>144</text:p>
          </table:table-cell>
          <table:table-cell table:formula="of:=(-([.$K$2]^[.A14]))/[.$K$3]" office:value-type="float" office:value="-0.00138887549322823" calcext:value-type="float">
            <text:p>-0.001388875493228</text:p>
          </table:table-cell>
          <table:table-cell table:formula="of:=[.B14]-[.E14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table:formula="of:=[.B13]+[.B14]" office:value-type="float" office:value="233" calcext:value-type="float">
            <text:p>233</text:p>
          </table:table-cell>
          <table:table-cell table:formula="of:=[.B16]/[.B15]" office:value-type="float" office:value="1.61802575107296" calcext:value-type="float">
            <text:p>1.61802575107296</text:p>
          </table:table-cell>
          <table:table-cell table:formula="of:=([.$K$1]^[.A15])/[.$K$3]" office:value-type="float" office:value="232.999141627739" calcext:value-type="float">
            <text:p>232.999141627739</text:p>
          </table:table-cell>
          <table:table-cell table:formula="of:=ROUND([.D15];0)" office:value-type="float" office:value="233" calcext:value-type="float">
            <text:p>233</text:p>
          </table:table-cell>
          <table:table-cell table:formula="of:=([.$K$1]^[.A15]-[.$K$2]^[.A15])/[.$K$3]" office:value-type="float" office:value="233" calcext:value-type="float">
            <text:p>233</text:p>
          </table:table-cell>
          <table:table-cell table:formula="of:=(-([.$K$2]^[.A15]))/[.$K$3]" office:value-type="float" office:value="0.000858372260956818" calcext:value-type="float">
            <text:p>0.000858372260957</text:p>
          </table:table-cell>
          <table:table-cell table:formula="of:=[.B15]-[.E15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table:formula="of:=[.B14]+[.B15]" office:value-type="float" office:value="377" calcext:value-type="float">
            <text:p>377</text:p>
          </table:table-cell>
          <table:table-cell table:formula="of:=[.B17]/[.B16]" office:value-type="float" office:value="1.61803713527851" calcext:value-type="float">
            <text:p>1.61803713527851</text:p>
          </table:table-cell>
          <table:table-cell table:formula="of:=([.$K$1]^[.A16])/[.$K$3]" office:value-type="float" office:value="377.000530503232" calcext:value-type="float">
            <text:p>377.000530503232</text:p>
          </table:table-cell>
          <table:table-cell table:formula="of:=ROUND([.D16];0)" office:value-type="float" office:value="377" calcext:value-type="float">
            <text:p>377</text:p>
          </table:table-cell>
          <table:table-cell table:formula="of:=([.$K$1]^[.A16]-[.$K$2]^[.A16])/[.$K$3]" office:value-type="float" office:value="377" calcext:value-type="float">
            <text:p>377</text:p>
          </table:table-cell>
          <table:table-cell table:formula="of:=(-([.$K$2]^[.A16]))/[.$K$3]" office:value-type="float" office:value="-0.000530503232271408" calcext:value-type="float">
            <text:p>-0.000530503232271</text:p>
          </table:table-cell>
          <table:table-cell table:formula="of:=[.B16]-[.E16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table:formula="of:=[.B15]+[.B16]" office:value-type="float" office:value="610" calcext:value-type="float">
            <text:p>610</text:p>
          </table:table-cell>
          <table:table-cell table:formula="of:=[.B18]/[.B17]" office:value-type="float" office:value="1.61803278688525" calcext:value-type="float">
            <text:p>1.61803278688525</text:p>
          </table:table-cell>
          <table:table-cell table:formula="of:=([.$K$1]^[.A17])/[.$K$3]" office:value-type="float" office:value="609.999672130972" calcext:value-type="float">
            <text:p>609.999672130972</text:p>
          </table:table-cell>
          <table:table-cell table:formula="of:=ROUND([.D17];0)" office:value-type="float" office:value="610" calcext:value-type="float">
            <text:p>610</text:p>
          </table:table-cell>
          <table:table-cell table:formula="of:=([.$K$1]^[.A17]-[.$K$2]^[.A17])/[.$K$3]" office:value-type="float" office:value="610" calcext:value-type="float">
            <text:p>610</text:p>
          </table:table-cell>
          <table:table-cell table:formula="of:=(-([.$K$2]^[.A17]))/[.$K$3]" office:value-type="float" office:value="0.00032786902868541" calcext:value-type="float">
            <text:p>0.000327869028685</text:p>
          </table:table-cell>
          <table:table-cell table:formula="of:=[.B17]-[.E17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17]+1" office:value-type="float" office:value="16" calcext:value-type="float">
            <text:p>16</text:p>
          </table:table-cell>
          <table:table-cell table:formula="of:=[.B16]+[.B17]" office:value-type="float" office:value="987" calcext:value-type="float">
            <text:p>987</text:p>
          </table:table-cell>
          <table:table-cell table:formula="of:=[.B19]/[.B18]" office:value-type="float" office:value="1.61803444782168" calcext:value-type="float">
            <text:p>1.61803444782168</text:p>
          </table:table-cell>
          <table:table-cell table:formula="of:=([.$K$1]^[.A18])/[.$K$3]" office:value-type="float" office:value="987.000202634204" calcext:value-type="float">
            <text:p>987.000202634204</text:p>
          </table:table-cell>
          <table:table-cell table:formula="of:=ROUND([.D18];0)" office:value-type="float" office:value="987" calcext:value-type="float">
            <text:p>987</text:p>
          </table:table-cell>
          <table:table-cell table:formula="of:=([.$K$1]^[.A18]-[.$K$2]^[.A18])/[.$K$3]" office:value-type="float" office:value="987" calcext:value-type="float">
            <text:p>987</text:p>
          </table:table-cell>
          <table:table-cell table:formula="of:=(-([.$K$2]^[.A18]))/[.$K$3]" office:value-type="float" office:value="-0.000202634203585998" calcext:value-type="float">
            <text:p>-0.000202634203586</text:p>
          </table:table-cell>
          <table:table-cell table:formula="of:=[.B18]-[.E18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18]+1" office:value-type="float" office:value="17" calcext:value-type="float">
            <text:p>17</text:p>
          </table:table-cell>
          <table:table-cell table:formula="of:=[.B17]+[.B18]" office:value-type="float" office:value="1597" calcext:value-type="float">
            <text:p>1597</text:p>
          </table:table-cell>
          <table:table-cell table:formula="of:=[.B20]/[.B19]" office:value-type="float" office:value="1.61803381340013" calcext:value-type="float">
            <text:p>1.61803381340013</text:p>
          </table:table-cell>
          <table:table-cell table:formula="of:=([.$K$1]^[.A19])/[.$K$3]" office:value-type="float" office:value="1596.99987476518" calcext:value-type="float">
            <text:p>1596.99987476518</text:p>
          </table:table-cell>
          <table:table-cell table:formula="of:=ROUND([.D19];0)" office:value-type="float" office:value="1597" calcext:value-type="float">
            <text:p>1597</text:p>
          </table:table-cell>
          <table:table-cell table:formula="of:=([.$K$1]^[.A19]-[.$K$2]^[.A19])/[.$K$3]" office:value-type="float" office:value="1597" calcext:value-type="float">
            <text:p>1597</text:p>
          </table:table-cell>
          <table:table-cell table:formula="of:=(-([.$K$2]^[.A19]))/[.$K$3]" office:value-type="float" office:value="0.000125234825099412" calcext:value-type="float">
            <text:p>0.000125234825099</text:p>
          </table:table-cell>
          <table:table-cell table:formula="of:=[.B19]-[.E19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19]+1" office:value-type="float" office:value="18" calcext:value-type="float">
            <text:p>18</text:p>
          </table:table-cell>
          <table:table-cell table:formula="of:=[.B18]+[.B19]" office:value-type="float" office:value="2584" calcext:value-type="float">
            <text:p>2584</text:p>
          </table:table-cell>
          <table:table-cell table:formula="of:=[.B21]/[.B20]" office:value-type="float" office:value="1.61803405572755" calcext:value-type="float">
            <text:p>1.61803405572755</text:p>
          </table:table-cell>
          <table:table-cell table:formula="of:=([.$K$1]^[.A20])/[.$K$3]" office:value-type="float" office:value="2584.00007739938" calcext:value-type="float">
            <text:p>2584.00007739938</text:p>
          </table:table-cell>
          <table:table-cell table:formula="of:=ROUND([.D20];0)" office:value-type="float" office:value="2584" calcext:value-type="float">
            <text:p>2584</text:p>
          </table:table-cell>
          <table:table-cell table:formula="of:=([.$K$1]^[.A20]-[.$K$2]^[.A20])/[.$K$3]" office:value-type="float" office:value="2584" calcext:value-type="float">
            <text:p>2584</text:p>
          </table:table-cell>
          <table:table-cell table:formula="of:=(-([.$K$2]^[.A20]))/[.$K$3]" office:value-type="float" office:value="-0.0000773993784865853" calcext:value-type="float">
            <text:p>-7.73993784865853E-05</text:p>
          </table:table-cell>
          <table:table-cell table:formula="of:=[.B20]-[.E20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20]+1" office:value-type="float" office:value="19" calcext:value-type="float">
            <text:p>19</text:p>
          </table:table-cell>
          <table:table-cell table:formula="of:=[.B19]+[.B20]" office:value-type="float" office:value="4181" calcext:value-type="float">
            <text:p>4181</text:p>
          </table:table-cell>
          <table:table-cell table:formula="of:=[.B22]/[.B21]" office:value-type="float" office:value="1.61803396316671" calcext:value-type="float">
            <text:p>1.61803396316671</text:p>
          </table:table-cell>
          <table:table-cell table:formula="of:=([.$K$1]^[.A21])/[.$K$3]" office:value-type="float" office:value="4180.99995216456" calcext:value-type="float">
            <text:p>4180.99995216456</text:p>
          </table:table-cell>
          <table:table-cell table:formula="of:=ROUND([.D21];0)" office:value-type="float" office:value="4181" calcext:value-type="float">
            <text:p>4181</text:p>
          </table:table-cell>
          <table:table-cell table:formula="of:=([.$K$1]^[.A21]-[.$K$2]^[.A21])/[.$K$3]" office:value-type="float" office:value="4181" calcext:value-type="float">
            <text:p>4181</text:p>
          </table:table-cell>
          <table:table-cell table:formula="of:=(-([.$K$2]^[.A21]))/[.$K$3]" office:value-type="float" office:value="0.0000478354466128271" calcext:value-type="float">
            <text:p>4.78354466128271E-05</text:p>
          </table:table-cell>
          <table:table-cell table:formula="of:=[.B21]-[.E21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21]+1" office:value-type="float" office:value="20" calcext:value-type="float">
            <text:p>20</text:p>
          </table:table-cell>
          <table:table-cell table:formula="of:=[.B20]+[.B21]" office:value-type="float" office:value="6765" calcext:value-type="float">
            <text:p>6765</text:p>
          </table:table-cell>
          <table:table-cell table:formula="of:=[.B23]/[.B22]" office:value-type="float" office:value="1.6180339985218" calcext:value-type="float">
            <text:p>1.6180339985218</text:p>
          </table:table-cell>
          <table:table-cell table:formula="of:=([.$K$1]^[.A22])/[.$K$3]" office:value-type="float" office:value="6765.00002956394" calcext:value-type="float">
            <text:p>6765.00002956394</text:p>
          </table:table-cell>
          <table:table-cell table:formula="of:=ROUND([.D22];0)" office:value-type="float" office:value="6765" calcext:value-type="float">
            <text:p>6765</text:p>
          </table:table-cell>
          <table:table-cell table:formula="of:=([.$K$1]^[.A22]-[.$K$2]^[.A22])/[.$K$3]" office:value-type="float" office:value="6765" calcext:value-type="float">
            <text:p>6765</text:p>
          </table:table-cell>
          <table:table-cell table:formula="of:=(-([.$K$2]^[.A22]))/[.$K$3]" office:value-type="float" office:value="-0.0000295639318737582" calcext:value-type="float">
            <text:p>-2.95639318737582E-05</text:p>
          </table:table-cell>
          <table:table-cell table:formula="of:=[.B22]-[.E22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22]+1" office:value-type="float" office:value="21" calcext:value-type="float">
            <text:p>21</text:p>
          </table:table-cell>
          <table:table-cell table:formula="of:=[.B21]+[.B22]" office:value-type="float" office:value="10946" calcext:value-type="float">
            <text:p>10946</text:p>
          </table:table-cell>
          <table:table-cell table:formula="of:=[.B24]/[.B23]" office:value-type="float" office:value="1.61803398501736" calcext:value-type="float">
            <text:p>1.61803398501736</text:p>
          </table:table-cell>
          <table:table-cell table:formula="of:=([.$K$1]^[.A23])/[.$K$3]" office:value-type="float" office:value="10945.9999817285" calcext:value-type="float">
            <text:p>10945.9999817285</text:p>
          </table:table-cell>
          <table:table-cell table:formula="of:=ROUND([.D23];0)" office:value-type="float" office:value="10946" calcext:value-type="float">
            <text:p>10946</text:p>
          </table:table-cell>
          <table:table-cell table:formula="of:=([.$K$1]^[.A23]-[.$K$2]^[.A23])/[.$K$3]" office:value-type="float" office:value="10946" calcext:value-type="float">
            <text:p>10946</text:p>
          </table:table-cell>
          <table:table-cell table:formula="of:=(-([.$K$2]^[.A23]))/[.$K$3]" office:value-type="float" office:value="0.0000182715147390689" calcext:value-type="float">
            <text:p>1.82715147390689E-05</text:p>
          </table:table-cell>
          <table:table-cell table:formula="of:=[.B23]-[.E23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23]+1" office:value-type="float" office:value="22" calcext:value-type="float">
            <text:p>22</text:p>
          </table:table-cell>
          <table:table-cell table:formula="of:=[.B22]+[.B23]" office:value-type="float" office:value="17711" calcext:value-type="float">
            <text:p>17711</text:p>
          </table:table-cell>
          <table:table-cell table:formula="of:=[.B25]/[.B24]" office:value-type="float" office:value="1.6180339901756" calcext:value-type="float">
            <text:p>1.6180339901756</text:p>
          </table:table-cell>
          <table:table-cell table:formula="of:=([.$K$1]^[.A24])/[.$K$3]" office:value-type="float" office:value="17711.0000112924" calcext:value-type="float">
            <text:p>17711.0000112924</text:p>
          </table:table-cell>
          <table:table-cell table:formula="of:=ROUND([.D24];0)" office:value-type="float" office:value="17711" calcext:value-type="float">
            <text:p>17711</text:p>
          </table:table-cell>
          <table:table-cell table:formula="of:=([.$K$1]^[.A24]-[.$K$2]^[.A24])/[.$K$3]" office:value-type="float" office:value="17711" calcext:value-type="float">
            <text:p>17711</text:p>
          </table:table-cell>
          <table:table-cell table:formula="of:=(-([.$K$2]^[.A24]))/[.$K$3]" office:value-type="float" office:value="-0.0000112924171346893" calcext:value-type="float">
            <text:p>-1.12924171346893E-05</text:p>
          </table:table-cell>
          <table:table-cell table:formula="of:=[.B24]-[.E24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24]+1" office:value-type="float" office:value="23" calcext:value-type="float">
            <text:p>23</text:p>
          </table:table-cell>
          <table:table-cell table:formula="of:=[.B23]+[.B24]" office:value-type="float" office:value="28657" calcext:value-type="float">
            <text:p>28657</text:p>
          </table:table-cell>
          <table:table-cell table:formula="of:=[.B26]/[.B25]" office:value-type="float" office:value="1.61803398820533" calcext:value-type="float">
            <text:p>1.61803398820533</text:p>
          </table:table-cell>
          <table:table-cell table:formula="of:=([.$K$1]^[.A25])/[.$K$3]" office:value-type="float" office:value="28656.9999930209" calcext:value-type="float">
            <text:p>28656.9999930209</text:p>
          </table:table-cell>
          <table:table-cell table:formula="of:=ROUND([.D25];0)" office:value-type="float" office:value="28657" calcext:value-type="float">
            <text:p>28657</text:p>
          </table:table-cell>
          <table:table-cell table:formula="of:=([.$K$1]^[.A25]-[.$K$2]^[.A25])/[.$K$3]" office:value-type="float" office:value="28657" calcext:value-type="float">
            <text:p>28657</text:p>
          </table:table-cell>
          <table:table-cell table:formula="of:=(-([.$K$2]^[.A25]))/[.$K$3]" office:value-type="float" office:value="0.00000697909760437967" calcext:value-type="float">
            <text:p>6.97909760437967E-06</text:p>
          </table:table-cell>
          <table:table-cell table:formula="of:=[.B25]-[.E25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25]+1" office:value-type="float" office:value="24" calcext:value-type="float">
            <text:p>24</text:p>
          </table:table-cell>
          <table:table-cell table:formula="of:=[.B24]+[.B25]" office:value-type="float" office:value="46368" calcext:value-type="float">
            <text:p>46368</text:p>
          </table:table-cell>
          <table:table-cell table:formula="of:=[.B27]/[.B26]" office:value-type="float" office:value="1.6180339889579" calcext:value-type="float">
            <text:p>1.6180339889579</text:p>
          </table:table-cell>
          <table:table-cell table:formula="of:=([.$K$1]^[.A26])/[.$K$3]" office:value-type="float" office:value="46368.0000043134" calcext:value-type="float">
            <text:p>46368.0000043134</text:p>
          </table:table-cell>
          <table:table-cell table:formula="of:=ROUND([.D26];0)" office:value-type="float" office:value="46368" calcext:value-type="float">
            <text:p>46368</text:p>
          </table:table-cell>
          <table:table-cell table:formula="of:=([.$K$1]^[.A26]-[.$K$2]^[.A26])/[.$K$3]" office:value-type="float" office:value="46368" calcext:value-type="float">
            <text:p>46368</text:p>
          </table:table-cell>
          <table:table-cell table:formula="of:=(-([.$K$2]^[.A26]))/[.$K$3]" office:value-type="float" office:value="-0.0000043133195303096" calcext:value-type="float">
            <text:p>-4.3133195303096E-06</text:p>
          </table:table-cell>
          <table:table-cell table:formula="of:=[.B26]-[.E26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26]+1" office:value-type="float" office:value="25" calcext:value-type="float">
            <text:p>25</text:p>
          </table:table-cell>
          <table:table-cell table:formula="of:=[.B25]+[.B26]" office:value-type="float" office:value="75025" calcext:value-type="float">
            <text:p>75025</text:p>
          </table:table-cell>
          <table:table-cell table:formula="of:=[.B28]/[.B27]" office:value-type="float" office:value="1.61803398867044" calcext:value-type="float">
            <text:p>1.61803398867044</text:p>
          </table:table-cell>
          <table:table-cell table:formula="of:=([.$K$1]^[.A27])/[.$K$3]" office:value-type="float" office:value="75024.9999973343" calcext:value-type="float">
            <text:p>75024.9999973343</text:p>
          </table:table-cell>
          <table:table-cell table:formula="of:=ROUND([.D27];0)" office:value-type="float" office:value="75025" calcext:value-type="float">
            <text:p>75025</text:p>
          </table:table-cell>
          <table:table-cell table:formula="of:=([.$K$1]^[.A27]-[.$K$2]^[.A27])/[.$K$3]" office:value-type="float" office:value="75025.0000000001" calcext:value-type="float">
            <text:p>75025.0000000001</text:p>
          </table:table-cell>
          <table:table-cell table:formula="of:=(-([.$K$2]^[.A27]))/[.$K$3]" office:value-type="float" office:value="0.00000266577807407007" calcext:value-type="float">
            <text:p>2.66577807407007E-06</text:p>
          </table:table-cell>
          <table:table-cell table:formula="of:=[.B27]-[.E27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27]+1" office:value-type="float" office:value="26" calcext:value-type="float">
            <text:p>26</text:p>
          </table:table-cell>
          <table:table-cell table:formula="of:=[.B26]+[.B27]" office:value-type="float" office:value="121393" calcext:value-type="float">
            <text:p>121393</text:p>
          </table:table-cell>
          <table:table-cell table:formula="of:=[.B29]/[.B28]" office:value-type="float" office:value="1.61803398878024" calcext:value-type="float">
            <text:p>1.61803398878024</text:p>
          </table:table-cell>
          <table:table-cell table:formula="of:=([.$K$1]^[.A28])/[.$K$3]" office:value-type="float" office:value="121393.000001648" calcext:value-type="float">
            <text:p>121393.000001648</text:p>
          </table:table-cell>
          <table:table-cell table:formula="of:=ROUND([.D28];0)" office:value-type="float" office:value="121393" calcext:value-type="float">
            <text:p>121393</text:p>
          </table:table-cell>
          <table:table-cell table:formula="of:=([.$K$1]^[.A28]-[.$K$2]^[.A28])/[.$K$3]" office:value-type="float" office:value="121393" calcext:value-type="float">
            <text:p>121393</text:p>
          </table:table-cell>
          <table:table-cell table:formula="of:=(-([.$K$2]^[.A28]))/[.$K$3]" office:value-type="float" office:value="-0.00000164754145623954" calcext:value-type="float">
            <text:p>-1.64754145623954E-06</text:p>
          </table:table-cell>
          <table:table-cell table:formula="of:=[.B28]-[.E28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28]+1" office:value-type="float" office:value="27" calcext:value-type="float">
            <text:p>27</text:p>
          </table:table-cell>
          <table:table-cell table:formula="of:=[.B27]+[.B28]" office:value-type="float" office:value="196418" calcext:value-type="float">
            <text:p>196418</text:p>
          </table:table-cell>
          <table:table-cell table:formula="of:=[.B30]/[.B29]" office:value-type="float" office:value="1.6180339887383" calcext:value-type="float">
            <text:p>1.6180339887383</text:p>
          </table:table-cell>
          <table:table-cell table:formula="of:=([.$K$1]^[.A29])/[.$K$3]" office:value-type="float" office:value="196417.999998982" calcext:value-type="float">
            <text:p>196417.999998982</text:p>
          </table:table-cell>
          <table:table-cell table:formula="of:=ROUND([.D29];0)" office:value-type="float" office:value="196418" calcext:value-type="float">
            <text:p>196418</text:p>
          </table:table-cell>
          <table:table-cell table:formula="of:=([.$K$1]^[.A29]-[.$K$2]^[.A29])/[.$K$3]" office:value-type="float" office:value="196418" calcext:value-type="float">
            <text:p>196418</text:p>
          </table:table-cell>
          <table:table-cell table:formula="of:=(-([.$K$2]^[.A29]))/[.$K$3]" office:value-type="float" office:value="0.00000101823661783053" calcext:value-type="float">
            <text:p>1.01823661783053E-06</text:p>
          </table:table-cell>
          <table:table-cell table:formula="of:=[.B29]-[.E29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29]+1" office:value-type="float" office:value="28" calcext:value-type="float">
            <text:p>28</text:p>
          </table:table-cell>
          <table:table-cell table:formula="of:=[.B28]+[.B29]" office:value-type="float" office:value="317811" calcext:value-type="float">
            <text:p>317811</text:p>
          </table:table-cell>
          <table:table-cell table:formula="of:=[.B31]/[.B30]" office:value-type="float" office:value="1.61803398875432" calcext:value-type="float">
            <text:p>1.61803398875432</text:p>
          </table:table-cell>
          <table:table-cell table:formula="of:=([.$K$1]^[.A30])/[.$K$3]" office:value-type="float" office:value="317811.00000063" calcext:value-type="float">
            <text:p>317811.00000063</text:p>
          </table:table-cell>
          <table:table-cell table:formula="of:=ROUND([.D30];0)" office:value-type="float" office:value="317811" calcext:value-type="float">
            <text:p>317811</text:p>
          </table:table-cell>
          <table:table-cell table:formula="of:=([.$K$1]^[.A30]-[.$K$2]^[.A30])/[.$K$3]" office:value-type="float" office:value="317811" calcext:value-type="float">
            <text:p>317811</text:p>
          </table:table-cell>
          <table:table-cell table:formula="of:=(-([.$K$2]^[.A30]))/[.$K$3]" office:value-type="float" office:value="-0.000000629304838409005" calcext:value-type="float">
            <text:p>-6.29304838409005E-07</text:p>
          </table:table-cell>
          <table:table-cell table:formula="of:=[.B30]-[.E30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30]+1" office:value-type="float" office:value="29" calcext:value-type="float">
            <text:p>29</text:p>
          </table:table-cell>
          <table:table-cell table:formula="of:=[.B29]+[.B30]" office:value-type="float" office:value="514229" calcext:value-type="float">
            <text:p>514229</text:p>
          </table:table-cell>
          <table:table-cell table:formula="of:=[.B32]/[.B31]" office:value-type="float" office:value="1.6180339887482" calcext:value-type="float">
            <text:p>1.6180339887482</text:p>
          </table:table-cell>
          <table:table-cell table:formula="of:=([.$K$1]^[.A31])/[.$K$3]" office:value-type="float" office:value="514228.999999612" calcext:value-type="float">
            <text:p>514228.999999612</text:p>
          </table:table-cell>
          <table:table-cell table:formula="of:=ROUND([.D31];0)" office:value-type="float" office:value="514229" calcext:value-type="float">
            <text:p>514229</text:p>
          </table:table-cell>
          <table:table-cell table:formula="of:=([.$K$1]^[.A31]-[.$K$2]^[.A31])/[.$K$3]" office:value-type="float" office:value="514229" calcext:value-type="float">
            <text:p>514229</text:p>
          </table:table-cell>
          <table:table-cell table:formula="of:=(-([.$K$2]^[.A31]))/[.$K$3]" office:value-type="float" office:value="0.000000388931779421526" calcext:value-type="float">
            <text:p>3.88931779421526E-07</text:p>
          </table:table-cell>
          <table:table-cell table:formula="of:=[.B31]-[.E31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31]+1" office:value-type="float" office:value="30" calcext:value-type="float">
            <text:p>30</text:p>
          </table:table-cell>
          <table:table-cell table:formula="of:=[.B30]+[.B31]" office:value-type="float" office:value="832040" calcext:value-type="float">
            <text:p>832040</text:p>
          </table:table-cell>
          <table:table-cell table:formula="of:=[.B33]/[.B32]" office:value-type="float" office:value="1.61803398875054" calcext:value-type="float">
            <text:p>1.61803398875054</text:p>
          </table:table-cell>
          <table:table-cell table:formula="of:=([.$K$1]^[.A32])/[.$K$3]" office:value-type="float" office:value="832040.000000241" calcext:value-type="float">
            <text:p>832040.000000241</text:p>
          </table:table-cell>
          <table:table-cell table:formula="of:=ROUND([.D32];0)" office:value-type="float" office:value="832040" calcext:value-type="float">
            <text:p>832040</text:p>
          </table:table-cell>
          <table:table-cell table:formula="of:=([.$K$1]^[.A32]-[.$K$2]^[.A32])/[.$K$3]" office:value-type="float" office:value="832040.000000001" calcext:value-type="float">
            <text:p>832040.000000001</text:p>
          </table:table-cell>
          <table:table-cell table:formula="of:=(-([.$K$2]^[.A32]))/[.$K$3]" office:value-type="float" office:value="-0.00000024037305898748" calcext:value-type="float">
            <text:p>-2.4037305898748E-07</text:p>
          </table:table-cell>
          <table:table-cell table:formula="of:=[.B32]-[.E32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32]+1" office:value-type="float" office:value="31" calcext:value-type="float">
            <text:p>31</text:p>
          </table:table-cell>
          <table:table-cell table:formula="of:=[.B31]+[.B32]" office:value-type="float" office:value="1346269" calcext:value-type="float">
            <text:p>1346269</text:p>
          </table:table-cell>
          <table:table-cell table:formula="of:=[.B34]/[.B33]" office:value-type="float" office:value="1.61803398874965" calcext:value-type="float">
            <text:p>1.61803398874965</text:p>
          </table:table-cell>
          <table:table-cell table:formula="of:=([.$K$1]^[.A33])/[.$K$3]" office:value-type="float" office:value="1346268.99999985" calcext:value-type="float">
            <text:p>1346268.99999985</text:p>
          </table:table-cell>
          <table:table-cell table:formula="of:=ROUND([.D33];0)" office:value-type="float" office:value="1346269" calcext:value-type="float">
            <text:p>1346269</text:p>
          </table:table-cell>
          <table:table-cell table:formula="of:=([.$K$1]^[.A33]-[.$K$2]^[.A33])/[.$K$3]" office:value-type="float" office:value="1346269" calcext:value-type="float">
            <text:p>1346269</text:p>
          </table:table-cell>
          <table:table-cell table:formula="of:=(-([.$K$2]^[.A33]))/[.$K$3]" office:value-type="float" office:value="0.000000148558720434046" calcext:value-type="float">
            <text:p>1.48558720434046E-07</text:p>
          </table:table-cell>
          <table:table-cell table:formula="of:=[.B33]-[.E33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33]+1" office:value-type="float" office:value="32" calcext:value-type="float">
            <text:p>32</text:p>
          </table:table-cell>
          <table:table-cell table:formula="of:=[.B32]+[.B33]" office:value-type="float" office:value="2178309" calcext:value-type="float">
            <text:p>2178309</text:p>
          </table:table-cell>
          <table:table-cell table:formula="of:=[.B35]/[.B34]" office:value-type="float" office:value="1.61803398874999" calcext:value-type="float">
            <text:p>1.61803398874999</text:p>
          </table:table-cell>
          <table:table-cell table:formula="of:=([.$K$1]^[.A34])/[.$K$3]" office:value-type="float" office:value="2178309.00000009" calcext:value-type="float">
            <text:p>2178309.00000009</text:p>
          </table:table-cell>
          <table:table-cell table:formula="of:=ROUND([.D34];0)" office:value-type="float" office:value="2178309" calcext:value-type="float">
            <text:p>2178309</text:p>
          </table:table-cell>
          <table:table-cell table:formula="of:=([.$K$1]^[.A34]-[.$K$2]^[.A34])/[.$K$3]" office:value-type="float" office:value="2178309" calcext:value-type="float">
            <text:p>2178309</text:p>
          </table:table-cell>
          <table:table-cell table:formula="of:=(-([.$K$2]^[.A34]))/[.$K$3]" office:value-type="float" office:value="-0.0000000918143385534339" calcext:value-type="float">
            <text:p>-9.18143385534339E-08</text:p>
          </table:table-cell>
          <table:table-cell table:formula="of:=[.B34]-[.E34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34]+1" office:value-type="float" office:value="33" calcext:value-type="float">
            <text:p>33</text:p>
          </table:table-cell>
          <table:table-cell table:formula="of:=[.B33]+[.B34]" office:value-type="float" office:value="3524578" calcext:value-type="float">
            <text:p>3524578</text:p>
          </table:table-cell>
          <table:table-cell table:formula="of:=[.B36]/[.B35]" office:value-type="float" office:value="1.61803398874986" calcext:value-type="float">
            <text:p>1.61803398874986</text:p>
          </table:table-cell>
          <table:table-cell table:formula="of:=([.$K$1]^[.A35])/[.$K$3]" office:value-type="float" office:value="3524577.99999995" calcext:value-type="float">
            <text:p>3524577.99999995</text:p>
          </table:table-cell>
          <table:table-cell table:formula="of:=ROUND([.D35];0)" office:value-type="float" office:value="3524578" calcext:value-type="float">
            <text:p>3524578</text:p>
          </table:table-cell>
          <table:table-cell table:formula="of:=([.$K$1]^[.A35]-[.$K$2]^[.A35])/[.$K$3]" office:value-type="float" office:value="3524578" calcext:value-type="float">
            <text:p>3524578</text:p>
          </table:table-cell>
          <table:table-cell table:formula="of:=(-([.$K$2]^[.A35]))/[.$K$3]" office:value-type="float" office:value="0.000000056744381880612" calcext:value-type="float">
            <text:p>5.6744381880612E-08</text:p>
          </table:table-cell>
          <table:table-cell table:formula="of:=[.B35]-[.E35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35]+1" office:value-type="float" office:value="34" calcext:value-type="float">
            <text:p>34</text:p>
          </table:table-cell>
          <table:table-cell table:formula="of:=[.B34]+[.B35]" office:value-type="float" office:value="5702887" calcext:value-type="float">
            <text:p>5702887</text:p>
          </table:table-cell>
          <table:table-cell table:formula="of:=[.B37]/[.B36]" office:value-type="float" office:value="1.61803398874991" calcext:value-type="float">
            <text:p>1.61803398874991</text:p>
          </table:table-cell>
          <table:table-cell table:formula="of:=([.$K$1]^[.A36])/[.$K$3]" office:value-type="float" office:value="5702887.00000004" calcext:value-type="float">
            <text:p>5702887.00000004</text:p>
          </table:table-cell>
          <table:table-cell table:formula="of:=ROUND([.D36];0)" office:value-type="float" office:value="5702887" calcext:value-type="float">
            <text:p>5702887</text:p>
          </table:table-cell>
          <table:table-cell table:formula="of:=([.$K$1]^[.A36]-[.$K$2]^[.A36])/[.$K$3]" office:value-type="float" office:value="5702887.00000001" calcext:value-type="float">
            <text:p>5702887.00000001</text:p>
          </table:table-cell>
          <table:table-cell table:formula="of:=(-([.$K$2]^[.A36]))/[.$K$3]" office:value-type="float" office:value="-0.0000000350699566728219" calcext:value-type="float">
            <text:p>-3.50699566728219E-08</text:p>
          </table:table-cell>
          <table:table-cell table:formula="of:=[.B36]-[.E36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36]+1" office:value-type="float" office:value="35" calcext:value-type="float">
            <text:p>35</text:p>
          </table:table-cell>
          <table:table-cell table:formula="of:=[.B35]+[.B36]" office:value-type="float" office:value="9227465" calcext:value-type="float">
            <text:p>9227465</text:p>
          </table:table-cell>
          <table:table-cell table:formula="of:=[.B38]/[.B37]" office:value-type="float" office:value="1.61803398874989" calcext:value-type="float">
            <text:p>1.61803398874989</text:p>
          </table:table-cell>
          <table:table-cell table:formula="of:=([.$K$1]^[.A37])/[.$K$3]" office:value-type="float" office:value="9227464.99999999" calcext:value-type="float">
            <text:p>9227464.99999999</text:p>
          </table:table-cell>
          <table:table-cell table:formula="of:=ROUND([.D37];0)" office:value-type="float" office:value="9227465" calcext:value-type="float">
            <text:p>9227465</text:p>
          </table:table-cell>
          <table:table-cell table:formula="of:=([.$K$1]^[.A37]-[.$K$2]^[.A37])/[.$K$3]" office:value-type="float" office:value="9227465.00000001" calcext:value-type="float">
            <text:p>9227465.00000001</text:p>
          </table:table-cell>
          <table:table-cell table:formula="of:=(-([.$K$2]^[.A37]))/[.$K$3]" office:value-type="float" office:value="0.0000000216744252077901" calcext:value-type="float">
            <text:p>2.16744252077901E-08</text:p>
          </table:table-cell>
          <table:table-cell table:formula="of:=[.B37]-[.E37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37]+1" office:value-type="float" office:value="36" calcext:value-type="float">
            <text:p>36</text:p>
          </table:table-cell>
          <table:table-cell table:formula="of:=[.B36]+[.B37]" office:value-type="float" office:value="14930352" calcext:value-type="float">
            <text:p>14930352</text:p>
          </table:table-cell>
          <table:table-cell table:formula="of:=[.B39]/[.B38]" office:value-type="float" office:value="1.6180339887499" calcext:value-type="float">
            <text:p>1.6180339887499</text:p>
          </table:table-cell>
          <table:table-cell table:formula="of:=([.$K$1]^[.A38])/[.$K$3]" office:value-type="float" office:value="14930352" calcext:value-type="float">
            <text:p>14930352</text:p>
          </table:table-cell>
          <table:table-cell table:formula="of:=ROUND([.D38];0)" office:value-type="float" office:value="14930352" calcext:value-type="float">
            <text:p>14930352</text:p>
          </table:table-cell>
          <table:table-cell table:formula="of:=([.$K$1]^[.A38]-[.$K$2]^[.A38])/[.$K$3]" office:value-type="float" office:value="14930352" calcext:value-type="float">
            <text:p>14930352</text:p>
          </table:table-cell>
          <table:table-cell table:formula="of:=(-([.$K$2]^[.A38]))/[.$K$3]" office:value-type="float" office:value="-0.0000000133955314650318" calcext:value-type="float">
            <text:p>-1.33955314650318E-08</text:p>
          </table:table-cell>
          <table:table-cell table:formula="of:=[.B38]-[.E38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38]+1" office:value-type="float" office:value="37" calcext:value-type="float">
            <text:p>37</text:p>
          </table:table-cell>
          <table:table-cell table:formula="of:=[.B37]+[.B38]" office:value-type="float" office:value="24157817" calcext:value-type="float">
            <text:p>24157817</text:p>
          </table:table-cell>
          <table:table-cell table:formula="of:=[.B40]/[.B39]" office:value-type="float" office:value="1.61803398874989" calcext:value-type="float">
            <text:p>1.61803398874989</text:p>
          </table:table-cell>
          <table:table-cell table:formula="of:=([.$K$1]^[.A39])/[.$K$3]" office:value-type="float" office:value="24157817" calcext:value-type="float">
            <text:p>24157817</text:p>
          </table:table-cell>
          <table:table-cell table:formula="of:=ROUND([.D39];0)" office:value-type="float" office:value="24157817" calcext:value-type="float">
            <text:p>24157817</text:p>
          </table:table-cell>
          <table:table-cell table:formula="of:=([.$K$1]^[.A39]-[.$K$2]^[.A39])/[.$K$3]" office:value-type="float" office:value="24157817" calcext:value-type="float">
            <text:p>24157817</text:p>
          </table:table-cell>
          <table:table-cell table:formula="of:=(-([.$K$2]^[.A39]))/[.$K$3]" office:value-type="float" office:value="0.00000000827889374275833" calcext:value-type="float">
            <text:p>8.27889374275833E-09</text:p>
          </table:table-cell>
          <table:table-cell table:formula="of:=[.B39]-[.E39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39]+1" office:value-type="float" office:value="38" calcext:value-type="float">
            <text:p>38</text:p>
          </table:table-cell>
          <table:table-cell table:formula="of:=[.B38]+[.B39]" office:value-type="float" office:value="39088169" calcext:value-type="float">
            <text:p>39088169</text:p>
          </table:table-cell>
          <table:table-cell table:formula="of:=[.B41]/[.B40]" office:value-type="float" office:value="1.6180339887499" calcext:value-type="float">
            <text:p>1.6180339887499</text:p>
          </table:table-cell>
          <table:table-cell table:formula="of:=([.$K$1]^[.A40])/[.$K$3]" office:value-type="float" office:value="39088169.0000001" calcext:value-type="float">
            <text:p>39088169.0000001</text:p>
          </table:table-cell>
          <table:table-cell table:formula="of:=ROUND([.D40];0)" office:value-type="float" office:value="39088169" calcext:value-type="float">
            <text:p>39088169</text:p>
          </table:table-cell>
          <table:table-cell table:formula="of:=([.$K$1]^[.A40]-[.$K$2]^[.A40])/[.$K$3]" office:value-type="float" office:value="39088169" calcext:value-type="float">
            <text:p>39088169</text:p>
          </table:table-cell>
          <table:table-cell table:formula="of:=(-([.$K$2]^[.A40]))/[.$K$3]" office:value-type="float" office:value="-0.00000000511663772227347" calcext:value-type="float">
            <text:p>-5.11663772227347E-09</text:p>
          </table:table-cell>
          <table:table-cell table:formula="of:=[.B40]-[.E40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40]+1" office:value-type="float" office:value="39" calcext:value-type="float">
            <text:p>39</text:p>
          </table:table-cell>
          <table:table-cell table:formula="of:=[.B39]+[.B40]" office:value-type="float" office:value="63245986" calcext:value-type="float">
            <text:p>63245986</text:p>
          </table:table-cell>
          <table:table-cell table:formula="of:=[.B42]/[.B41]" office:value-type="float" office:value="1.61803398874989" calcext:value-type="float">
            <text:p>1.61803398874989</text:p>
          </table:table-cell>
          <table:table-cell table:formula="of:=([.$K$1]^[.A41])/[.$K$3]" office:value-type="float" office:value="63245986.0000001" calcext:value-type="float">
            <text:p>63245986.0000001</text:p>
          </table:table-cell>
          <table:table-cell table:formula="of:=ROUND([.D41];0)" office:value-type="float" office:value="63245986" calcext:value-type="float">
            <text:p>63245986</text:p>
          </table:table-cell>
          <table:table-cell table:formula="of:=([.$K$1]^[.A41]-[.$K$2]^[.A41])/[.$K$3]" office:value-type="float" office:value="63245986.0000001" calcext:value-type="float">
            <text:p>63245986.0000001</text:p>
          </table:table-cell>
          <table:table-cell table:formula="of:=(-([.$K$2]^[.A41]))/[.$K$3]" office:value-type="float" office:value="0.00000000316225602048485" calcext:value-type="float">
            <text:p>3.16225602048485E-09</text:p>
          </table:table-cell>
          <table:table-cell table:formula="of:=[.B41]-[.E41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41]+1" office:value-type="float" office:value="40" calcext:value-type="float">
            <text:p>40</text:p>
          </table:table-cell>
          <table:table-cell table:formula="of:=[.B40]+[.B41]" office:value-type="float" office:value="102334155" calcext:value-type="float">
            <text:p>102334155</text:p>
          </table:table-cell>
          <table:table-cell table:formula="of:=[.B43]/[.B42]" office:value-type="float" office:value="1.6180339887499" calcext:value-type="float">
            <text:p>1.6180339887499</text:p>
          </table:table-cell>
          <table:table-cell table:formula="of:=([.$K$1]^[.A42])/[.$K$3]" office:value-type="float" office:value="102334155" calcext:value-type="float">
            <text:p>102334155</text:p>
          </table:table-cell>
          <table:table-cell table:formula="of:=ROUND([.D42];0)" office:value-type="float" office:value="102334155" calcext:value-type="float">
            <text:p>102334155</text:p>
          </table:table-cell>
          <table:table-cell table:formula="of:=([.$K$1]^[.A42]-[.$K$2]^[.A42])/[.$K$3]" office:value-type="float" office:value="102334155" calcext:value-type="float">
            <text:p>102334155</text:p>
          </table:table-cell>
          <table:table-cell table:formula="of:=(-([.$K$2]^[.A42]))/[.$K$3]" office:value-type="float" office:value="-0.00000000195438170178862" calcext:value-type="float">
            <text:p>-1.95438170178862E-09</text:p>
          </table:table-cell>
          <table:table-cell table:formula="of:=[.B42]-[.E42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42]+1" office:value-type="float" office:value="41" calcext:value-type="float">
            <text:p>41</text:p>
          </table:table-cell>
          <table:table-cell table:formula="of:=[.B41]+[.B42]" office:value-type="float" office:value="165580141" calcext:value-type="float">
            <text:p>165580141</text:p>
          </table:table-cell>
          <table:table-cell table:formula="of:=[.B44]/[.B43]" office:value-type="float" office:value="0" calcext:value-type="float">
            <text:p>0</text:p>
          </table:table-cell>
          <table:table-cell table:formula="of:=([.$K$1]^[.A43])/[.$K$3]" office:value-type="float" office:value="165580141" calcext:value-type="float">
            <text:p>165580141</text:p>
          </table:table-cell>
          <table:table-cell table:formula="of:=ROUND([.D43];0)" office:value-type="float" office:value="165580141" calcext:value-type="float">
            <text:p>165580141</text:p>
          </table:table-cell>
          <table:table-cell table:formula="of:=([.$K$1]^[.A43]-[.$K$2]^[.A43])/[.$K$3]" office:value-type="float" office:value="165580141" calcext:value-type="float">
            <text:p>165580141</text:p>
          </table:table-cell>
          <table:table-cell table:formula="of:=(-([.$K$2]^[.A43]))/[.$K$3]" office:value-type="float" office:value="0.00000000120787431869623" calcext:value-type="float">
            <text:p>1.20787431869623E-09</text:p>
          </table:table-cell>
          <table:table-cell table:formula="of:=[.B43]-[.E43]" office:value-type="float" office:value="0" calcext:value-type="float">
            <text:p>0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2T21:27:28.550872274</meta:creation-date>
    <meta:generator>LibreOffice/5.2.2.2$Linux_X86_64 LibreOffice_project/20m0$Build-2</meta:generator>
    <dc:date>2016-11-25T11:08:25.904720009</dc:date>
    <meta:editing-duration>P2DT13H30M46S</meta:editing-duration>
    <meta:editing-cycles>5</meta:editing-cycles>
    <meta:document-statistic meta:table-count="1" meta:cell-count="366" meta:object-count="0"/>
  </office:meta>
</office:document-meta>
</file>